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tencil fee</text:p>
          </table:table-cell>
          <table:table-cell office:value-type="currency" office:currency="USD" office:value="18" calcext:value-type="currency">
            <text:p>$18.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arts</text:p>
          </table:table-cell>
          <table:table-cell office:value-type="currency" office:currency="USD" office:value="1.85" calcext:value-type="currency">
            <text:p>$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dering</text:p>
          </table:table-cell>
          <table:table-cell table:formula="of:=[.C5]*[.D5]" office:value-type="currency" office:currency="USD" office:value="1.08" calcext:value-type="currency">
            <text:p>$1.08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CB qty</text:p>
          </table:table-cell>
          <table:table-cell/>
          <table:table-cell office:value-type="string" calcext:value-type="string">
            <text:p>Total cost</text:p>
          </table:table-cell>
          <table:table-cell office:value-type="string" calcext:value-type="string">
            <text:p>Cost/PC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USD" office:value="4.9" calcext:value-type="currency">
            <text:p>$4.90</text:p>
          </table:table-cell>
          <table:table-cell table:style-name="ce1" table:formula="of:=[.B8]+[.B$1]+[.B$2]+[.A8]*SUM([.B$4:.B$5])" office:value-type="currency" office:currency="USD" office:value="37.55" calcext:value-type="currency">
            <text:p>$37.55</text:p>
          </table:table-cell>
          <table:table-cell table:style-name="ce1" table:formula="of:=[.C8]/[.A8]" office:value-type="currency" office:currency="USD" office:value="7.51" calcext:value-type="currency">
            <text:p>$7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USD" office:value="4.9" calcext:value-type="currency">
            <text:p>$4.90</text:p>
          </table:table-cell>
          <table:table-cell table:style-name="ce1" table:formula="of:=[.B9]+[.B$1]+[.B$2]+[.A9]*SUM([.B$4:.B$5])" office:value-type="currency" office:currency="USD" office:value="52.2" calcext:value-type="currency">
            <text:p>$52.20</text:p>
          </table:table-cell>
          <table:table-cell table:style-name="ce1" table:formula="of:=[.C9]/[.A9]" office:value-type="currency" office:currency="USD" office:value="5.22" calcext:value-type="currency">
            <text:p>$5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currency" office:currency="USD" office:value="16.75" calcext:value-type="currency">
            <text:p>$16.75</text:p>
          </table:table-cell>
          <table:table-cell table:style-name="ce1" table:formula="of:=[.B10]+[.B$1]+[.B$2]+[.A10]*SUM([.B$4:.B$5])" office:value-type="currency" office:currency="USD" office:value="93.35" calcext:value-type="currency">
            <text:p>$93.35</text:p>
          </table:table-cell>
          <table:table-cell table:style-name="ce1" table:formula="of:=[.C10]/[.A10]" office:value-type="currency" office:currency="USD" office:value="4.6675" calcext:value-type="currency">
            <text:p>$4.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currency" office:currency="USD" office:value="29.5" calcext:value-type="currency">
            <text:p>$29.50</text:p>
          </table:table-cell>
          <table:table-cell table:style-name="ce1" table:formula="of:=[.B11]+[.B$1]+[.B$2]+[.A11]*SUM([.B$4:.B$5])" office:value-type="currency" office:currency="USD" office:value="194" calcext:value-type="currency">
            <text:p>$194.00</text:p>
          </table:table-cell>
          <table:table-cell table:style-name="ce1" table:formula="of:=[.C11]/[.A11]" office:value-type="currency" office:currency="USD" office:value="3.88" calcext:value-type="currency">
            <text:p>$3.88</text:p>
          </table:table-cell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2">00/00/0000</text:date>, <text:time style:data-style-name="N2" text:time-value="11:24:34.407127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6:00:06.006863281</meta:creation-date>
    <dc:date>2020-03-02T13:19:44.428305346</dc:date>
    <meta:editing-duration>PT35M19S</meta:editing-duration>
    <meta:editing-cycles>6</meta:editing-cycles>
    <meta:generator>LibreOffice/6.2.7.1$Linux_X86_64 LibreOffice_project/23edc44b61b830b7d749943e020e96f5a7df63bf</meta:generator>
    <meta:document-statistic meta:table-count="1" meta:cell-count="27" meta:object-count="0"/>
  </office:meta>
</office:document-meta>
</file>